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2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3.06pt"/>
    </style:style>
    <style:style style:name="co4" style:family="table-column">
      <style:table-column-properties fo:break-before="auto" style:column-width="97.94pt"/>
    </style:style>
    <style:style style:name="co5" style:family="table-column">
      <style:table-column-properties fo:break-before="auto" style:column-width="72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33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_Office_2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Room Name</text:p>
          </table:table-cell>
          <table:table-cell office:value-type="string" calcext:value-type="string">
            <text:p>Offi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 maintained illumination for design (Footcandles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e rooms sheet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uminaire dat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ufactur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talog number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amp Dat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ype and col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mber per luminair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lumens per luminaire</text:p>
          </table:table-cell>
          <table:table-cell office:value-type="float" office:value="650" calcext:value-type="float">
            <text:p>65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oom inf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12.5" calcext:value-type="float">
            <text:p>12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dth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eight of caviti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CC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RC</text:p>
          </table:table-cell>
          <table:table-cell table:formula="of:=[.B16]-([.B21]+[.B19])" office:value-type="float" office:value="4" calcext:value-type="float">
            <text:p>4</text:p>
          </table:table-cell>
          <table:table-cell office:value-type="string" calcext:value-type="string">
            <text:p>do not edit</text:p>
          </table:table-cell>
          <table:table-cell/>
          <table:table-cell table:formula="of:=4+1.5" office:value-type="float" office:value="5.5" calcext:value-type="float">
            <text:p>5.5</text:p>
          </table:table-cell>
          <table:table-cell office:value-type="float" office:value="0.8" calcext:value-type="float">
            <text:p>0.8</text:p>
          </table:table-cell>
          <table:table-cell table:formula="of:=[.F20]*[.E20]" office:value-type="float" office:value="4.4" calcext:value-type="float">
            <text:p>4.4</text:p>
          </table:table-cell>
          <table:table-cell table:formula="of:=[.G20]/3" office:value-type="float" office:value="1.46666666666667" calcext:value-type="float">
            <text:p>1.46666666666667</text:p>
          </table:table-cell>
          <table:table-cell/>
          <table:table-cell table:formula="of:=2.5*2+4.4" office:value-type="float" office:value="9.4" calcext:value-type="float">
            <text:p>9.4</text:p>
          </table:table-cell>
          <table:table-cell/>
          <table:table-cell table:formula="of:=9.5-7.2"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hFC</text:p>
          </table:table-cell>
          <table:table-cell office:value-type="float" office:value="2.5" calcext:value-type="float">
            <text:p>2.5</text:p>
          </table:table-cell>
          <table:table-cell table:number-columns-repeated="9"/>
          <table:table-cell table:formula="of:=[.B14]-2.5*2" office:value-type="float" office:value="7.5" calcext:value-type="float">
            <text:p>7.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eflectanc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_ceil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_wall_ceil</text:p>
          </table:table-cell>
          <table:table-cell table:formula="of:=[.B26]" office:value-type="float" office:value="40" calcext:value-type="float">
            <text:p>40</text:p>
          </table:table-cell>
          <table:table-cell office:value-type="string" calcext:value-type="string">
            <text:p>do not ed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_wall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_wall_floor</text:p>
          </table:table-cell>
          <table:table-cell table:formula="of:=[.B26]" office:value-type="float" office:value="40" calcext:value-type="float">
            <text:p>40</text:p>
          </table:table-cell>
          <table:table-cell office:value-type="string" calcext:value-type="string">
            <text:p>do not ed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_floor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avity Ratios (CR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iling CR</text:p>
          </table:table-cell>
          <table:table-cell table:style-name="ce2" table:formula="of:=5*[.B19]*([.$B$14]+[.$B$15])/([.$B$14]*[.$B$15])" office:value-type="float" office:value="1.38947368421053" calcext:value-type="float">
            <text:p>1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om CR</text:p>
          </table:table-cell>
          <table:table-cell table:style-name="ce2" table:formula="of:=5*[.B20]*([.$B$14]+[.$B$15])/([.$B$14]*[.$B$15])" office:value-type="float" office:value="3.70526315789474" calcext:value-type="float">
            <text:p>3.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loor CR</text:p>
          </table:table-cell>
          <table:table-cell table:style-name="ce2" table:formula="of:=5*[.B21]*([.$B$14]+[.$B$15])/([.$B$14]*[.$B$15])" office:value-type="float" office:value="2.31578947368421" calcext:value-type="float">
            <text:p>2.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ffective Ceiling Cavity Reflectance</text:p>
          </table:table-cell>
          <table:table-cell office:value-type="float" office:value="59" calcext:value-type="float">
            <text:p>59</text:p>
          </table:table-cell>
          <table:table-cell table:formula="of:=[.B24] &amp; &quot;,&quot; &amp; [.B25] &amp; &quot;,&quot; &amp; ROUND([.B31];1)" office:value-type="string" office:string-value="80,40,1.4" calcext:value-type="string">
            <text:p>80,40,1.4</text:p>
          </table:table-cell>
          <table:table-cell office:value-type="string" calcext:value-type="string">
            <text:p>lookup table 9-11</text:p>
          </table:table-cell>
          <table:table-cell table:formula="of:=[.B71]" office:value-type="float" office:value="1.80828272370146" calcext:value-type="float">
            <text:p>1.808282723701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ffective Floor Cavity Reflectance</text:p>
          </table:table-cell>
          <table:table-cell office:value-type="float" office:value="16" calcext:value-type="float">
            <text:p>16</text:p>
          </table:table-cell>
          <table:table-cell table:formula="of:=[.B28] &amp; &quot;,&quot; &amp; [.B27] &amp; &quot;,&quot; &amp; ROUND([.B33];1)" office:value-type="string" office:string-value="20,40,2.3" calcext:value-type="string">
            <text:p>20,40,2.3</text:p>
          </table:table-cell>
          <table:table-cell office:value-type="string" calcext:value-type="string">
            <text:p>lookup table 9-11</text:p>
          </table:table-cell>
          <table:table-cell table:formula="of:=[.B84]" office:value-type="float" office:value="0.491144078920499" calcext:value-type="float">
            <text:p>0.49114407892049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efficient of Utilization</text:p>
          </table:table-cell>
          <table:table-cell office:value-type="float" office:value="0.84" calcext:value-type="float">
            <text:p>0.84</text:p>
          </table:table-cell>
          <table:table-cell table:formula="of:=[.B35] &amp; &quot;,&quot; &amp; [.B26] &amp; &quot;,&quot; &amp; ROUND([.B32];1)" office:value-type="string" office:string-value="59,40,3.7" calcext:value-type="string">
            <text:p>59,40,3.7</text:p>
          </table:table-cell>
          <table:table-cell office:value-type="string" calcext:value-type="string">
            <text:p>lookup table 9-12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ight Loss Facto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nrecoverab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uminarire ambient temp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ltage to luminair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llast factor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minaire surface dep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ecoverab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SDD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mp lumen depreciation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mp burnouts factor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minaire Dirt Depreciations</text:p>
          </table:table-cell>
          <table:table-cell office:value-type="float" office:value="0.94" calcext:value-type="float">
            <text:p>0.94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LF</text:p>
          </table:table-cell>
          <table:table-cell table:formula="of:=[.B42]*[.B43]*[.B44]*[.B45]*[.B48]*[.B49]*[.B50]*[.B51]" office:value-type="float" office:value="0.94" calcext:value-type="float">
            <text:p>0.94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um Luminaires</text:p>
          </table:table-cell>
          <table:table-cell table:style-name="ce3" table:formula="of:=([.B2]*[.B14]*[.B15])/([.B11]*[.B38]*[.B53])" office:value-type="float" office:value="6.94119710077157" calcext:value-type="float">
            <text:p>7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Effective Ceiling Cavity Reflectan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_Ceil</text:p>
          </table:table-cell>
          <table:table-cell table:formula="of:=[.$B$14]*[.$B$15]" office:value-type="float" office:value="118.75" calcext:value-type="float">
            <text:p>118.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all</text:p>
          </table:table-cell>
          <table:table-cell table:formula="of:=([.$B$19]*[.$B$14]+[.$B$19]*[.$B$15])*2"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_ceil</text:p>
          </table:table-cell>
          <table:table-cell table:formula="of:=[.$B$24]"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_wall_ceil</text:p>
          </table:table-cell>
          <table:table-cell table:formula="of:=[.$B$25]"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X = cavity len / cavity depth</text:p>
          </table:table-cell>
          <table:table-cell table:formula="of:=[.$B$14]/[.$B$19]" office:value-type="float" office:value="8.33333333333333" calcext:value-type="float">
            <text:p>8.33333333333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 = cavity width / cavity depth</text:p>
          </table:table-cell>
          <table:table-cell table:formula="of:=[.$B$15]/[.$B$19]" office:value-type="float" office:value="6.33333333333333" calcext:value-type="float">
            <text:p>6.3333333333333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 = radiative exchange factor</text:p>
          </table:table-cell>
          <table:table-cell table:formula="of:=[.D69]" office:value-type="float" office:value="0.769965047269259" calcext:value-type="float">
            <text:p>0.769965047269259</text:p>
          </table:table-cell>
          <table:table-cell table:formula="of:=(2/(PI()*x*y))*(LN(SQRT(((1+x^2)*(1+y^2))/(1+x^2+y^2)))+y*(SQRT(1+x^2)*ATAN(y/SQRT(1+x^2))+x*SQRT(1+y^2)*ATAN(x/SQRT(1+y^2))-y*ATAN(y)-x*ATAN(x)))" office:value-type="float" office:value="2.56083094023257" calcext:value-type="float">
            <text:p>2.56083094023257</text:p>
          </table:table-cell>
          <table:table-cell table:formula="of:=(2/(PI()*x*y))*([.E69]+[.F69]+[.G69]+[.H69]+[.I69])" office:value-type="float" office:value="0.769965047269259" calcext:value-type="float">
            <text:p>0.769965047269259</text:p>
          </table:table-cell>
          <table:table-cell table:formula="of:=LN(SQRT(((1+x^2)*(1+y^2))/(1+x^2+y^2)))" office:value-type="float" office:value="1.63279232279034" calcext:value-type="float">
            <text:p>1.63279232279034</text:p>
          </table:table-cell>
          <table:table-cell table:formula="of:=y*SQRT(1+x^2)*ATAN(y/SQRT(1+x^2))" office:value-type="float" office:value="34.3619014598056" calcext:value-type="float">
            <text:p>34.3619014598056</text:p>
          </table:table-cell>
          <table:table-cell table:formula="of:=x*SQRT(1+y^2)*ATAN(x/SQRT(1+y^2))" office:value-type="float" office:value="48.8891191066048" calcext:value-type="float">
            <text:p>48.8891191066048</text:p>
          </table:table-cell>
          <table:table-cell table:formula="of:=-y*ATAN(y)" office:value-type="float" office:value="-8.95656484881492" calcext:value-type="float">
            <text:p>-8.95656484881492</text:p>
          </table:table-cell>
          <table:table-cell table:formula="of:=-x*ATAN(x)" office:value-type="float" office:value="-12.0947283398047" calcext:value-type="float">
            <text:p>-12.0947283398047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_eff_ceil</text:p>
          </table:table-cell>
          <table:table-cell table:style-name="Default" table:formula="of:=[.D71]" office:value-type="float" office:value="1.80828272370146" calcext:value-type="float">
            <text:p>1.80828272370146</text:p>
          </table:table-cell>
          <table:table-cell/>
          <table:table-cell table:formula="of:=[.E71]*[.F71]+[.G71]" office:value-type="float" office:value="1.80828272370146" calcext:value-type="float">
            <text:p>1.80828272370146</text:p>
          </table:table-cell>
          <table:table-cell table:formula="of:=([.B61]/[.B62])*[.B64]*(1-[.B69])^2" office:value-type="float" office:value="3.80835420484415" calcext:value-type="float">
            <text:p>3.80835420484415</text:p>
          </table:table-cell>
          <table:table-cell table:style-name="ce1" table:formula="of:=(1+[.B63]*[.B69])^2/(1-(1-([.B61]/[.B62])*(1-[.B69]))*[.B64]-([.B61]/[.B62])*(1-[.B69])^2*[.B64]*[.B63])" office:value-type="float" office:value="-11.9787731770274" calcext:value-type="float">
            <text:p>-11.9787731770274</text:p>
          </table:table-cell>
          <table:table-cell table:formula="of:=[.B69]^2*[.B63]" office:value-type="float" office:value="47.4276939213081" calcext:value-type="float">
            <text:p>47.4276939213081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ffective Floor Cavity Reflectan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_Floor</text:p>
          </table:table-cell>
          <table:table-cell table:formula="of:=[.$B$14]*[.$B$15]" office:value-type="float" office:value="118.75" calcext:value-type="float">
            <text:p>118.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all</text:p>
          </table:table-cell>
          <table:table-cell table:formula="of:=[.$B$21]*[.$B$14]*2+[.$B$21]*[.$B$15]*2" office:value-type="float" office:value="110" calcext:value-type="float">
            <text:p>1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_floor</text:p>
          </table:table-cell>
          <table:table-cell table:formula="of:=[.$B$28]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_wall_floor</text:p>
          </table:table-cell>
          <table:table-cell table:formula="of:=[.$B$27]"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X = cavity len / cavity depth</text:p>
          </table:table-cell>
          <table:table-cell table:formula="of:=[.$B$14]/[.$B$21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 = cavity width / cavity depth</text:p>
          </table:table-cell>
          <table:table-cell table:formula="of:=[.$B$15]/[.$B$21]" office:value-type="float" office:value="3.8" calcext:value-type="float">
            <text:p>3.8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 = radiative exchange factor</text:p>
          </table:table-cell>
          <table:table-cell table:formula="of:=[.D82]" office:value-type="float" office:value="0.652501853702957" calcext:value-type="float">
            <text:p>0.652501853702957</text:p>
          </table:table-cell>
          <table:table-cell table:formula="of:=(2/(PI()*x*y))*(LN(SQRT(((1+x^2)*(1+y^2))/(1+x^2+y^2)))+y*(SQRT(1+x^2)*ATAN(y/SQRT(1+x^2))+x*SQRT(1+y^2)*ATAN(x/SQRT(1+y^2))-y*ATAN(y)-x*ATAN(x)))" office:value-type="float" office:value="2.56083094023257" calcext:value-type="float">
            <text:p>2.56083094023257</text:p>
          </table:table-cell>
          <table:table-cell table:formula="of:=(2/(PI()*s*t))*([.E82]+[.F82]+[.G82]+[.H82]+[.I82])" office:value-type="float" office:value="0.652501853702957" calcext:value-type="float">
            <text:p>0.652501853702957</text:p>
          </table:table-cell>
          <table:table-cell table:formula="of:=LN(SQRT(((1+s^2)*(1+t^2))/(1+s^2+t^2)))" office:value-type="float" office:value="1.14761934423292" calcext:value-type="float">
            <text:p>1.14761934423292</text:p>
          </table:table-cell>
          <table:table-cell table:formula="of:=t*SQRT(1+s^2)*ATAN(t/SQRT(1+s^2))" office:value-type="float" office:value="12.4095073907109" calcext:value-type="float">
            <text:p>12.4095073907109</text:p>
          </table:table-cell>
          <table:table-cell table:formula="of:=s*SQRT(1+t^2)*ATAN(s/SQRT(1+t^2))" office:value-type="float" office:value="17.7750758101576" calcext:value-type="float">
            <text:p>17.7750758101576</text:p>
          </table:table-cell>
          <table:table-cell table:formula="of:=-t*ATAN(t)" office:value-type="float" office:value="-4.99119592493047" calcext:value-type="float">
            <text:p>-4.99119592493047</text:p>
          </table:table-cell>
          <table:table-cell table:formula="of:=-s*ATAN(s)" office:value-type="float" office:value="-6.86700383472508" calcext:value-type="float">
            <text:p>-6.86700383472508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_eff_floor</text:p>
          </table:table-cell>
          <table:table-cell table:formula="of:=[.D84]" office:value-type="float" office:value="0.491144078920499" calcext:value-type="float">
            <text:p>0.491144078920499</text:p>
          </table:table-cell>
          <table:table-cell/>
          <table:table-cell table:formula="of:=[.E84]*[.F84]+[.G84]" office:value-type="float" office:value="0.491144078920499" calcext:value-type="float">
            <text:p>0.491144078920499</text:p>
          </table:table-cell>
          <table:table-cell table:formula="of:=([.B74]/[.B75])*[.B77]*(1-[.B82])^2" office:value-type="float" office:value="5.21441879981305" calcext:value-type="float">
            <text:p>5.21441879981305</text:p>
          </table:table-cell>
          <table:table-cell table:style-name="ce1" table:formula="of:=(1+[.B76]*[.B82])^2/(1-(1-([.B74]/[.B75])*(1-[.B82]))*[.B77]-([.B74]/[.B75])*(1-[.B82])^2*[.B77]*[.B76])" office:value-type="float" office:value="-1.53881565920311" calcext:value-type="float">
            <text:p>-1.53881565920311</text:p>
          </table:table-cell>
          <table:table-cell table:formula="of:=[.B82]^2*[.B76]" office:value-type="float" office:value="8.5151733817159" calcext:value-type="float">
            <text:p>8.5151733817159</text:p>
          </table:table-cell>
          <table:table-cell table:number-columns-repeated="5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23</text:p>
          </table:table-cell>
          <table:table-cell table:formula="of:=EXP(-0.184*[.B32])+0.00535*[.B32]-0.011" office:value-type="float" office:value="0.514545029813604" calcext:value-type="float">
            <text:p>0.514545029813604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21</text:p>
          </table:table-cell>
          <table:table-cell table:formula="of:=1-[.D89]" office:value-type="float" office:value="0.485454970186396" calcext:value-type="float">
            <text:p>0.4854549701863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loor?</text:p>
          </table:table-cell>
          <table:table-cell office:value-type="string" calcext:value-type="string">
            <text:p>f12</text:p>
          </table:table-cell>
          <table:table-cell table:formula="of:=(1-[.B89])/(0.4*[.B32])" office:value-type="float" office:value="0.674715909090909" calcext:value-type="float">
            <text:p>0.6747159090909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11</text:p>
          </table:table-cell>
          <table:table-cell table:formula="of:=1-(1-[.D89])/(0.2*[.B32])" office:value-type="float" office:value="0.344911616935972" calcext:value-type="float">
            <text:p>0.344911616935972</text:p>
          </table:table-cell>
          <table:table-cell table:number-columns-repeated="8"/>
        </table:table-row>
        <table:table-row table:style-name="ro1" table:number-rows-repeated="104848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_Office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oom Name</text:p>
          </table:table-cell>
          <table:table-cell office:value-type="string" calcext:value-type="string">
            <text:p>Offi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 maintained illumination for design (Footcandles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e rooms she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9.5" calcext:value-type="float">
            <text:p>9.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umens per luminaire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CC</text:p>
          </table:table-cell>
          <table:table-cell table:formula="of:=1.5"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RC</text:p>
          </table:table-cell>
          <table:table-cell table:formula="of:=8-([.B10]+[.B8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FC</text:p>
          </table:table-cell>
          <table:table-cell table:formula="of:=2.5" office:value-type="float" office:value="2.5" calcext:value-type="float">
            <text:p>2.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_ceil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wall_cei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wall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wall_floo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floor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CR</text:p>
          </table:table-cell>
          <table:table-cell table:style-name="ce2" table:formula="of:=5*[.B8]*([.$B$3]+[.$B$4])/([.$B$3]*[.$B$4])" office:value-type="float" office:value="1.38947368421053" calcext:value-type="float">
            <text:p>1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CR</text:p>
          </table:table-cell>
          <table:table-cell table:style-name="ce2" table:formula="of:=5*[.B9]*([.$B$3]+[.$B$4])/([.$B$3]*[.$B$4])" office:value-type="float" office:value="3.70526315789474" calcext:value-type="float">
            <text:p>3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CR</text:p>
          </table:table-cell>
          <table:table-cell table:style-name="ce2" table:formula="of:=5*[.B10]*([.$B$3]+[.$B$4])/([.$B$3]*[.$B$4])" office:value-type="float" office:value="2.31578947368421" calcext:value-type="float">
            <text:p>2.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CC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80,40,1.4</text:p>
          </table:table-cell>
          <table:table-cell office:value-type="string" calcext:value-type="string">
            <text:p>lookup table 9-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C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5,40,2.3</text:p>
          </table:table-cell>
          <table:table-cell office:value-type="string" calcext:value-type="string">
            <text:p>lookup table 9-11</text:p>
          </table:table-cell>
          <table:table-cell table:formula="of:=0.9*0.9*1" office:value-type="float" office:value="0.81" calcext:value-type="float">
            <text:p>0.81</text:p>
          </table:table-cell>
          <table:table-cell table:formula="of:=0.9*0.8*1" office:value-type="float" office:value="0.72" calcext:value-type="float">
            <text:p>0.7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string" calcext:value-type="string">
            <text:p>lookup table 9-1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ght Loss Fact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recover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minarire ambient tem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tage to luminai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last facto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minaire surface de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cover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D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O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LF</text:p>
          </table:table-cell>
          <table:table-cell table:formula="of:=[.B29]*[.B30]*[.B31]*[.B32]*[.B35]*[.B36]*[.B37]*[.B3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 Luminaires</text:p>
          </table:table-cell>
          <table:table-cell table:style-name="ce3" table:formula="of:=([.B2]*[.B3]*[.B4])/([.B6]*[.B25]*[.B40])" office:value-type="float" office:value="6.18489583333333" calcext:value-type="float">
            <text:p>6</text:p>
          </table:table-cell>
          <table:table-cell table:number-columns-repeated="4"/>
        </table:table-row>
        <table:table-row table:style-name="ro1" table:number-rows-repeated="104853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_Dining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om Name</text:p>
          </table:table-cell>
          <table:table-cell office:value-type="string" calcext:value-type="string">
            <text:p>Di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 maintained illumination for design (Footcandles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e rooms shee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uminaire 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ufactur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log numbe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mp 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 and 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per lumina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lumens per luminaire</text:p>
          </table:table-cell>
          <table:table-cell table:formula="of:=5*800"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oom inf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th</text:p>
          </table:table-cell>
          <table:table-cell table:style-name="ce2" table:formula="of:=14+8.5/12" office:value-type="float" office:value="14.7083333333333" calcext:value-type="float">
            <text:p>14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table:formula="of:=[.B14]*[.B15]" office:value-type="float" office:value="176.5" calcext:value-type="float">
            <text:p>17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</text:p>
          </table:table-cell>
          <table:table-cell table:formula="of:=2*[.B14]*[.B16]+2*[.B15]*[.B16]" office:value-type="float" office:value="427.333333333333" calcext:value-type="float">
            <text:p>427.33333333333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eight of cav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CC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C</text:p>
          </table:table-cell>
          <table:table-cell table:formula="of:=[.B16]-([.B23]+[.B21])" office:value-type="float" office:value="3" calcext:value-type="float">
            <text:p>3</text:p>
          </table:table-cell>
          <table:table-cell office:value-type="string" calcext:value-type="string">
            <text:p>do not edit</text:p>
          </table:table-cell>
          <table:table-cell/>
        </table:table-row>
        <table:table-row table:style-name="ro1">
          <table:table-cell office:value-type="string" calcext:value-type="string">
            <text:p>hFC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flectan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ceil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wall_ceil</text:p>
          </table:table-cell>
          <table:table-cell table:formula="of:=[.B28]" office:value-type="float" office:value="40" calcext:value-type="float">
            <text:p>40</text:p>
          </table:table-cell>
          <table:table-cell office:value-type="string" calcext:value-type="string">
            <text:p>do not edit</text:p>
          </table:table-cell>
          <table:table-cell/>
        </table:table-row>
        <table:table-row table:style-name="ro1">
          <table:table-cell office:value-type="string" calcext:value-type="string">
            <text:p>r_wall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wall_floor</text:p>
          </table:table-cell>
          <table:table-cell table:formula="of:=[.B28]" office:value-type="float" office:value="40" calcext:value-type="float">
            <text:p>40</text:p>
          </table:table-cell>
          <table:table-cell office:value-type="string" calcext:value-type="string">
            <text:p>do not edit</text:p>
          </table:table-cell>
          <table:table-cell/>
        </table:table-row>
        <table:table-row table:style-name="ro1">
          <table:table-cell office:value-type="string" calcext:value-type="string">
            <text:p>r_floor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vity Ratios (CR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iling CR</text:p>
          </table:table-cell>
          <table:table-cell table:style-name="ce2" table:formula="of:=5*[.B21]*([.$B$14]+[.$B$15])/([.$B$14]*[.$B$15])" office:value-type="float" office:value="1.89152502360718" calcext:value-type="float">
            <text:p>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m CR</text:p>
          </table:table-cell>
          <table:table-cell table:style-name="ce2" table:formula="of:=5*[.B22]*([.$B$14]+[.$B$15])/([.$B$14]*[.$B$15])" office:value-type="float" office:value="2.26983002832861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r CR</text:p>
          </table:table-cell>
          <table:table-cell table:style-name="ce2" table:formula="of:=5*[.B23]*([.$B$14]+[.$B$15])/([.$B$14]*[.$B$15])" office:value-type="float" office:value="1.89152502360718" calcext:value-type="float">
            <text:p>1.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ffective Ceiling Cavity Reflectance</text:p>
          </table:table-cell>
          <table:table-cell office:value-type="float" office:value="52" calcext:value-type="float">
            <text:p>52</text:p>
          </table:table-cell>
          <table:table-cell table:formula="of:=[.B26] &amp; &quot;,&quot; &amp; [.B27] &amp; &quot;,&quot; &amp; ROUND([.B33];1)" office:value-type="string" office:string-value="80,40,1.9" calcext:value-type="string">
            <text:p>80,40,1.9</text:p>
          </table:table-cell>
          <table:table-cell office:value-type="string" calcext:value-type="string">
            <text:p>lookup table 9-11</text:p>
          </table:table-cell>
        </table:table-row>
        <table:table-row table:style-name="ro1">
          <table:table-cell office:value-type="string" calcext:value-type="string">
            <text:p>Effective Floor Cavity Reflectance</text:p>
          </table:table-cell>
          <table:table-cell office:value-type="float" office:value="16" calcext:value-type="float">
            <text:p>16</text:p>
          </table:table-cell>
          <table:table-cell table:formula="of:=[.B30] &amp; &quot;,&quot; &amp; [.B29] &amp; &quot;,&quot; &amp; ROUND([.B35];1)" office:value-type="string" office:string-value="20,40,1.9" calcext:value-type="string">
            <text:p>20,40,1.9</text:p>
          </table:table-cell>
          <table:table-cell office:value-type="string" calcext:value-type="string">
            <text:p>lookup table 9-1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efficient of Utilization</text:p>
          </table:table-cell>
          <table:table-cell office:value-type="float" office:value="0.47" calcext:value-type="float">
            <text:p>0.47</text:p>
          </table:table-cell>
          <table:table-cell table:formula="of:=[.B37] &amp; &quot;,&quot; &amp; [.B28] &amp; &quot;,&quot; &amp; ROUND([.B34];1)" office:value-type="string" office:string-value="52,40,2.3" calcext:value-type="string">
            <text:p>52,40,2.3</text:p>
          </table:table-cell>
          <table:table-cell office:value-type="string" calcext:value-type="string">
            <text:p>lookup table 9-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ght Loss Fa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recover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minarire ambient tem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ge to luminai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last fact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inaire surface de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cover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D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p lumen depreci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p burnouts fact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inaire Dirt Depreciations</text:p>
          </table:table-cell>
          <table:table-cell office:value-type="float" office:value="0.94" calcext:value-type="float">
            <text:p>0.9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LF</text:p>
          </table:table-cell>
          <table:table-cell table:formula="of:=[.B44]*[.B45]*[.B46]*[.B47]*[.B50]*[.B51]*[.B52]*[.B53]" office:value-type="float" office:value="0.94" calcext:value-type="float">
            <text:p>0.9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 Luminaires</text:p>
          </table:table-cell>
          <table:table-cell table:style-name="ce3" table:formula="of:=([.B2]*[.B14]*[.B15])/([.B11]*[.B40]*[.B55])" office:value-type="float" office:value="1.49813263920326" calcext:value-type="float">
            <text:p>1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effective_reflect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</text:p>
          </table:table-cell>
          <table:table-cell table:formula="of:=[.B17]" office:value-type="float" office:value="176.5" calcext:value-type="float">
            <text:p>17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</text:p>
          </table:table-cell>
          <table:table-cell table:formula="of:=[.B18]" office:value-type="float" office:value="427.333333333333" calcext:value-type="float">
            <text:p>427.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wall</text:p>
          </table:table-cell>
          <table:table-cell table:formula="of:=[.B28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base</text:p>
          </table:table-cell>
          <table:table-cell table:formula="of:=[.B26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table:formula="of:=[.B14]/[.B21]" office:value-type="float" office:value="4.8" calcext:value-type="float">
            <text:p>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table:formula="of:=[.B15]/[.B21]" office:value-type="float" office:value="5.88333333333332" calcext:value-type="float">
            <text:p>5.88333333333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</text:p>
          </table:table-cell>
          <table:table-cell table:formula="of:=(2/(PI()*[.B68]*[.B69]))*(LN(SQRT(((1+[.B68]^2)*(1+[.B69]^2))/(1+[.B68]^2+[.B69]^2)))+[.B69]*SQRT(1+[.B68]^2)*ATAN([.B69]/SQRT(1+[.B68]^2))+[.B68]*SQRT(1+[.B69]^2)*ATAN([.B68]/SQRT(1+[.B69]^2))-[.B69]*ATAN([.B69])-[.B68]*ATAN([.B68]))" office:value-type="float" office:value="0.703553857700409" calcext:value-type="float">
            <text:p>0.703553857700409</text:p>
          </table:table-cell>
          <table:table-cell/>
          <table:table-cell table:formula="of:=SQRT(LN(((1+[.B68]^2)*(1+[.B69]^2))/(1+[.B68]^2+[.B69]^2)))" office:value-type="float" office:value="1.63731422314396" calcext:value-type="float">
            <text:p>1.63731422314396</text:p>
          </table:table-cell>
        </table:table-row>
        <table:table-row table:style-name="ro1">
          <table:table-cell table:number-columns-repeated="3"/>
          <table:table-cell table:formula="of:=LN(SQRT(((1+[.B68]^2)*(1+[.B69]^2))/(1+[.B68]^2+[.B69]^2)))" office:value-type="float" office:value="1.34039893265475" calcext:value-type="float">
            <text:p>1.3403989326547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([.B63]/[.B64])*[.B65]*(1-[.B70])^2*((1+[.B66]*[.B70])^2/(1-(1-([.B63]/[.B64])*(1-[.B70]))*[.B65]-([.B63]/[.B64])*(1-[.B70])^2*[.B65]*[.B66])+[.B70]^2*[.B66])" office:value-type="float" office:value="25.7841417848591" calcext:value-type="float">
            <text:p>25.7841417848591</text:p>
          </table:table-cell>
          <table:table-cell table:number-columns-repeated="2"/>
        </table:table-row>
        <table:table-row table:style-name="ro1" table:number-rows-repeated="104850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rooms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Room Type</text:p>
          </table:table-cell>
          <table:table-cell office:value-type="string" calcext:value-type="string">
            <text:p>Lighting Level</text:p>
          </table:table-cell>
          <table:table-cell office:value-type="string" calcext:value-type="string">
            <text:p>Ft Candles</text:p>
          </table:table-cell>
          <table:table-cell office:value-type="string" calcext:value-type="string">
            <text:p>From Fig. 9-80</text:p>
          </table:table-cell>
          <table:table-cell/>
        </table:table-row>
        <table:table-row table:style-name="ro1">
          <table:table-cell office:value-type="string" calcext:value-type="string">
            <text:p>Private Office</text:p>
          </table:table-cell>
          <table:table-cell office:value-type="string" calcext:value-type="string">
            <text:p>150,100,70,3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+ = equivalent sphere illuminati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sident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ning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B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M = general lighting need not be uniform</text:p>
          </table:table-cell>
        </table:table-row>
        <table:table-row table:style-name="ro1">
          <table:table-cell office:value-type="string" calcext:value-type="string">
            <text:p>Kitchen</text:p>
          </table:table-cell>
          <table:table-cell office:value-type="string" calcext:value-type="string">
            <text:p>E, D</text:p>
          </table:table-cell>
          <table:table-cell office:value-type="string" calcext:value-type="string">
            <text:p>75, 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droo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hroom (grooming)</text:p>
          </table:table-cell>
          <table:table-cell office:value-type="string" calcext:value-type="string">
            <text:p>D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ndry</text:p>
          </table:table-cell>
          <table:table-cell office:value-type="string" calcext:value-type="string">
            <text:p>D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t cand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</table:table>
      <table:table table:name="Sheet3" table:style-name="ta1">
        <table:shapes>
          <draw:frame draw:z-index="0" draw:style-name="gr1" draw:text-style-name="P1" svg:width="453.51pt" svg:height="255.23pt" svg:x="514.35pt" svg:y="372.67pt">
            <loext:p draw:notify-on-update-of-ranges="Sheet3.C30:Sheet3.C40 Sheet3.D30:Sheet3.D40 Sheet3.C63:Sheet3.C73 Sheet3.D63:Sheet3.D73 Sheet3.C41:Sheet3.C51 Sheet3.D41:Sheet3.D51 Sheet3.C52:Sheet3.C62 Sheet3.D52:Sheet3.D6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298.37pt" svg:y="930.95pt">
            <loext:p draw:notify-on-update-of-ranges="Sheet3.C75:Sheet3.C85 Sheet3.D75:Sheet3.D85 Sheet3.C97:Sheet3.C107 Sheet3.E97:Sheet3.E107 Sheet3.C86:Sheet3.C96 Sheet3.D86:Sheet3.D96 Sheet3.C97:Sheet3.C107 Sheet3.D97:Sheet3.D107 Sheet3.C108:Sheet3.C118 Sheet3.D108:Sheet3.D1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453.51pt" svg:height="255.09pt" svg:x="258.86pt" svg:y="1444.45pt">
            <loext:p draw:notify-on-update-of-ranges="Sheet3.C120:Sheet3.C130 Sheet3.D120:Sheet3.D13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Equivalent sphere p3-2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s = p3-33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base reflectance</text:p>
          </table:table-cell>
          <table:table-cell office:value-type="string" calcext:value-type="string">
            <text:p>wall reflectance</text:p>
          </table:table-cell>
          <table:table-cell office:value-type="string" calcext:value-type="string">
            <text:p>cavity ratio</text:p>
          </table:table-cell>
          <table:table-cell table:number-columns-repeated="5"/>
        </table:table-row>
        <table:table-row table:style-name="ro1" table:number-rows-repeated="19"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Table 9-1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% ref base</text:p>
          </table:table-cell>
          <table:table-cell table:style-name="ce1" office:value-type="string" calcext:value-type="string">
            <text:p>% ref wall</text:p>
          </table:table-cell>
          <table:table-cell table:style-name="ce1" office:value-type="string" calcext:value-type="string">
            <text:p>cavity ratio</text:p>
          </table:table-cell>
          <table:table-cell table:style-name="ce1" office:value-type="string" calcext:value-type="string">
            <text:p><text:s/>% eff ref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0.2" calcext:value-type="float">
            <text:p>0.2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formula="of:=[.$A$75]*EXP(([.B97]*[.$F$97]-[.$F$98])*[.C97])" office:value-type="float" office:value="41.7635105705636" calcext:value-type="float">
            <text:p>41.7635105705636</text:p>
          </table:table-cell>
          <table:table-cell table:formula="of:=1/100" office:value-type="float" office:value="0.01" calcext:value-type="float">
            <text:p>0.01</text:p>
          </table:table-cell>
          <table:table-cell table:formula="of:=([.E97]-[.D97])^2" office:value-type="float" office:value="17.9478426857264" calcext:value-type="float">
            <text:p>17.9478426857264</text:p>
          </table:table-cell>
          <table:table-cell table:formula="of:=SQRT(AVERAGE([.G97:.G118]))" office:value-type="float" office:value="10.5961306484678" calcext:value-type="float">
            <text:p>10.596130648467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[.$A$75]*EXP(([.B98]*[.$F$97]-[.$F$98])*[.C98])" office:value-type="float" office:value="20.32848298703" calcext:value-type="float">
            <text:p>20.32848298703</text:p>
          </table:table-cell>
          <table:table-cell office:value-type="float" office:value="1" calcext:value-type="float">
            <text:p>1</text:p>
          </table:table-cell>
          <table:table-cell table:formula="of:=([.E98]-[.D98])^2" office:value-type="float" office:value="245.59644548781" calcext:value-type="float">
            <text:p>245.59644548781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[.$A$75]*EXP(([.B99]*[.$F$97]-[.$F$98])*[.C99])" office:value-type="float" office:value="8.26494441107933" calcext:value-type="float">
            <text:p>8.26494441107933</text:p>
          </table:table-cell>
          <table:table-cell/>
          <table:table-cell table:formula="of:=([.E99]-[.D99])^2" office:value-type="float" office:value="314.532196742106" calcext:value-type="float">
            <text:p>314.532196742106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[.$A$75]*EXP(([.B100]*[.$F$97]-[.$F$98])*[.C100])" office:value-type="float" office:value="3.36027563698749" calcext:value-type="float">
            <text:p>3.36027563698749</text:p>
          </table:table-cell>
          <table:table-cell/>
          <table:table-cell table:formula="of:=([.E100]-[.D100])^2" office:value-type="float" office:value="244.600978151007" calcext:value-type="float">
            <text:p>244.600978151007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[.$A$75]*EXP(([.B101]*[.$F$97]-[.$F$98])*[.C101])" office:value-type="float" office:value="1.36618612236463" calcext:value-type="float">
            <text:p>1.36618612236463</text:p>
          </table:table-cell>
          <table:table-cell/>
          <table:table-cell table:formula="of:=([.E101]-[.D101])^2" office:value-type="float" office:value="185.880880850003" calcext:value-type="float">
            <text:p>185.880880850003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$A$75]*EXP(([.B102]*[.$F$97]-[.$F$98])*[.C102])" office:value-type="float" office:value="0.555449826912115" calcext:value-type="float">
            <text:p>0.555449826912115</text:p>
          </table:table-cell>
          <table:table-cell/>
          <table:table-cell table:formula="of:=([.E102]-[.D102])^2" office:value-type="float" office:value="130.977728664326" calcext:value-type="float">
            <text:p>130.977728664326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$A$75]*EXP(([.B103]*[.$F$97]-[.$F$98])*[.C103])" office:value-type="float" office:value="0.225829047130633" calcext:value-type="float">
            <text:p>0.225829047130633</text:p>
          </table:table-cell>
          <table:table-cell/>
          <table:table-cell table:formula="of:=([.E103]-[.D103])^2" office:value-type="float" office:value="95.5344178159153" calcext:value-type="float">
            <text:p>95.5344178159153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$A$75]*EXP(([.B104]*[.$F$97]-[.$F$98])*[.C104])" office:value-type="float" office:value="0.0918152388514454" calcext:value-type="float">
            <text:p>0.091815238851445</text:p>
          </table:table-cell>
          <table:table-cell/>
          <table:table-cell table:formula="of:=([.E104]-[.D104])^2" office:value-type="float" office:value="62.5393862164622" calcext:value-type="float">
            <text:p>62.539386216462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$A$75]*EXP(([.B105]*[.$F$97]-[.$F$98])*[.C105])" office:value-type="float" office:value="0.037329290418834" calcext:value-type="float">
            <text:p>0.037329290418834</text:p>
          </table:table-cell>
          <table:table-cell/>
          <table:table-cell table:formula="of:=([.E105]-[.D105])^2" office:value-type="float" office:value="48.4787834100595" calcext:value-type="float">
            <text:p>48.478783410059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$A$75]*EXP(([.B106]*[.$F$97]-[.$F$98])*[.C106])" office:value-type="float" office:value="0.0151769569039433" calcext:value-type="float">
            <text:p>0.015176956903943</text:p>
          </table:table-cell>
          <table:table-cell/>
          <table:table-cell table:formula="of:=([.E106]-[.D106])^2" office:value-type="float" office:value="48.7877529433657" calcext:value-type="float">
            <text:p>48.7877529433657</text:p>
          </table:table-cell>
          <table:table-cell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$A$75]*EXP(([.B107]*[.$F$97]-[.$F$98])*[.C107])" office:value-type="float" office:value="0.00617049020433398" calcext:value-type="float">
            <text:p>0.006170490204334</text:p>
          </table:table-cell>
          <table:table-cell/>
          <table:table-cell table:formula="of:=([.E107]-[.D107])^2" office:value-type="float" office:value="35.9259921924974" calcext:value-type="float">
            <text:p>35.925992192497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formula="of:=[.$A$75]*EXP(([.B108]*[.$F$97]-[.$F$98])*[.C108])" office:value-type="float" office:value="40.9365376538991" calcext:value-type="float">
            <text:p>40.9365376538991</text:p>
          </table:table-cell>
          <table:table-cell/>
          <table:table-cell table:formula="of:=([.E108]-[.D108])^2" office:value-type="float" office:value="9.38480154597806" calcext:value-type="float">
            <text:p>9.38480154597806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[.$A$75]*EXP(([.B109]*[.$F$97]-[.$F$98])*[.C109])" office:value-type="float" office:value="18.3939720585721" calcext:value-type="float">
            <text:p>18.3939720585721</text:p>
          </table:table-cell>
          <table:table-cell/>
          <table:table-cell table:formula="of:=([.E109]-[.D109])^2" office:value-type="float" office:value="243.548108108628" calcext:value-type="float">
            <text:p>243.548108108628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[.$A$75]*EXP(([.B110]*[.$F$97]-[.$F$98])*[.C110])" office:value-type="float" office:value="6.76676416183064" calcext:value-type="float">
            <text:p>6.76676416183064</text:p>
          </table:table-cell>
          <table:table-cell/>
          <table:table-cell table:formula="of:=([.E110]-[.D110])^2" office:value-type="float" office:value="296.984417453965" calcext:value-type="float">
            <text:p>296.984417453965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$A$75]*EXP(([.B111]*[.$F$97]-[.$F$98])*[.C111])" office:value-type="float" office:value="2.4893534183932" calcext:value-type="float">
            <text:p>2.4893534183932</text:p>
          </table:table-cell>
          <table:table-cell/>
          <table:table-cell table:formula="of:=([.E111]-[.D111])^2" office:value-type="float" office:value="210.558864216297" calcext:value-type="float">
            <text:p>210.558864216297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$A$75]*EXP(([.B112]*[.$F$97]-[.$F$98])*[.C112])" office:value-type="float" office:value="0.915781944436709" calcext:value-type="float">
            <text:p>0.915781944436709</text:p>
          </table:table-cell>
          <table:table-cell/>
          <table:table-cell table:formula="of:=([.E112]-[.D112])^2" office:value-type="float" office:value="122.859889903275" calcext:value-type="float">
            <text:p>122.859889903275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$A$75]*EXP(([.B113]*[.$F$97]-[.$F$98])*[.C113])" office:value-type="float" office:value="0.336897349954273" calcext:value-type="float">
            <text:p>0.336897349954273</text:p>
          </table:table-cell>
          <table:table-cell/>
          <table:table-cell table:formula="of:=([.E113]-[.D113])^2" office:value-type="float" office:value="75.0493475252293" calcext:value-type="float">
            <text:p>75.0493475252293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$A$75]*EXP(([.B114]*[.$F$97]-[.$F$98])*[.C114])" office:value-type="float" office:value="0.123937608833318" calcext:value-type="float">
            <text:p>0.123937608833318</text:p>
          </table:table-cell>
          <table:table-cell/>
          <table:table-cell table:formula="of:=([.E114]-[.D114])^2" office:value-type="float" office:value="34.5281092248835" calcext:value-type="float">
            <text:p>34.5281092248835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$A$75]*EXP(([.B115]*[.$F$97]-[.$F$98])*[.C115])" office:value-type="float" office:value="0.0455940982777258" calcext:value-type="float">
            <text:p>0.045594098277726</text:p>
          </table:table-cell>
          <table:table-cell/>
          <table:table-cell table:formula="of:=([.E115]-[.D115])^2" office:value-type="float" office:value="24.5461378390205" calcext:value-type="float">
            <text:p>24.5461378390205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$A$75]*EXP(([.B116]*[.$F$97]-[.$F$98])*[.C116])" office:value-type="float" office:value="0.0167731313951256" calcext:value-type="float">
            <text:p>0.016773131395126</text:p>
          </table:table-cell>
          <table:table-cell/>
          <table:table-cell table:formula="of:=([.E116]-[.D116])^2" office:value-type="float" office:value="8.89964254956604" calcext:value-type="float">
            <text:p>8.89964254956604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$A$75]*EXP(([.B117]*[.$F$97]-[.$F$98])*[.C117])" office:value-type="float" office:value="0.00617049020433398" calcext:value-type="float">
            <text:p>0.006170490204334</text:p>
          </table:table-cell>
          <table:table-cell/>
          <table:table-cell table:formula="of:=([.E117]-[.D117])^2" office:value-type="float" office:value="8.96301513372336" calcext:value-type="float">
            <text:p>8.96301513372336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$A$75]*EXP(([.B118]*[.$F$97]-[.$F$98])*[.C118])" office:value-type="float" office:value="0.00226999648812424" calcext:value-type="float">
            <text:p>0.002269996488124</text:p>
          </table:table-cell>
          <table:table-cell/>
          <table:table-cell table:formula="of:=([.E118]-[.D118])^2" office:value-type="float" office:value="3.99092516693156" calcext:value-type="float">
            <text:p>3.99092516693156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named-expressions>
        <table:named-range table:name="s" table:base-cell-address="$Sheet_Office_2.$B$81" table:cell-range-address="$Sheet_Office_2.$B$79"/>
        <table:named-range table:name="t" table:base-cell-address="$Sheet_Office_2.$B$82" table:cell-range-address="$Sheet_Office_2.$B$80"/>
        <table:named-range table:name="x" table:base-cell-address="$Sheet_Office_2.$B$67" table:cell-range-address="$Sheet_Office_2.$B$66"/>
        <table:named-range table:name="y" table:base-cell-address="$Sheet_Office_2.$B$68" table:cell-range-address="$Sheet_Office_2.$B$6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20:16:07.912309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4:51:26.850411038</meta:creation-date>
    <dc:date>2017-03-16T20:17:11.175770075</dc:date>
    <meta:editing-duration>P2DT15H32M45S</meta:editing-duration>
    <meta:editing-cycles>9</meta:editing-cycles>
    <meta:generator>LibreOffice/5.2.5.1$Linux_X86_64 LibreOffice_project/20m0$Build-1</meta:generator>
    <meta:document-statistic meta:table-count="5" meta:cell-count="76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579d1c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3.C75:Sheet3.D85 Sheet3.D97:Sheet3.E107 Sheet3.D86:Sheet3.D96 Sheet3.D108:Sheet3.D118" svg:x="0.32cm" svg:y="0.18cm" svg:width="15.36cm" svg:height="8.64cm">
          <chartooo:coordinate-region svg:x="0.941cm" svg:y="0.379cm" svg:width="14.552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3.D75:Sheet3.D85" chart:class="chart:scatter">
            <chart:domain table:cell-range-address="Sheet3.C75:Sheet3.C85"/>
            <chart:regression-curve chart:style-name="ch6">
              <chart:equation chart:display-equation="true" chart:display-r-square="false" svg:x="2.937cm" svg:y="0.483cm"/>
            </chart:regression-curve>
            <chart:data-point chart:repeated="11"/>
          </chart:series>
          <chart:series chart:style-name="ch7" chart:values-cell-range-address="Sheet3.E97:Sheet3.E107" chart:class="chart:scatter">
            <chart:domain table:cell-range-address="Sheet3.C97:Sheet3.C107"/>
            <chart:data-point chart:repeated="11"/>
          </chart:series>
          <chart:series chart:style-name="ch8" chart:values-cell-range-address="Sheet3.D86:Sheet3.D96" chart:class="chart:scatter">
            <chart:domain table:cell-range-address="Sheet3.C86:Sheet3.C96"/>
            <chart:regression-curve chart:style-name="ch9">
              <chart:equation chart:display-equation="true" chart:display-r-square="false" svg:x="2.714cm" svg:y="2.817cm"/>
            </chart:regression-curve>
            <chart:data-point chart:repeated="11"/>
          </chart:series>
          <chart:series chart:style-name="ch10" chart:values-cell-range-address="Sheet3.D97:Sheet3.D107" chart:class="chart:scatter">
            <chart:domain table:cell-range-address="Sheet3.C97:Sheet3.C107"/>
            <chart:regression-curve chart:style-name="ch11">
              <chart:equation chart:display-equation="true" chart:display-r-square="false" svg:x="3.771cm" svg:y="4.035cm"/>
            </chart:regression-curve>
            <chart:data-point chart:repeated="11"/>
          </chart:series>
          <chart:series chart:style-name="ch12" chart:values-cell-range-address="Sheet3.D108:Sheet3.D118" chart:class="chart:scatter">
            <chart:domain table:cell-range-address="Sheet3.C108:Sheet3.C118"/>
            <chart:regression-curve chart:style-name="ch13">
              <chart:equation chart:display-equation="true" chart:display-r-square="false" svg:x="2.296cm" svg:y="7.733cm"/>
            </chart:regression-curve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Sheet3.C75:Sheet3.C85</svg:desc>
                </draw:g>
              </table:table-cell>
              <table:table-cell office:value-type="float" office:value="50">
                <text:p>50</text:p>
                <draw:g>
                  <svg:desc>Sheet3.D75:Sheet3.D85</svg:desc>
                </draw:g>
              </table:table-cell>
              <table:table-cell office:value-type="float" office:value="0.2">
                <text:p>0.2</text:p>
                <draw:g>
                  <svg:desc>Sheet3.C97:Sheet3.C107</svg:desc>
                </draw:g>
              </table:table-cell>
              <table:table-cell office:value-type="float" office:value="41.7635105705636">
                <text:p>41.7635105705636</text:p>
                <draw:g>
                  <svg:desc>Sheet3.E97:Sheet3.E107</svg:desc>
                </draw:g>
              </table:table-cell>
              <table:table-cell office:value-type="float" office:value="0.2">
                <text:p>0.2</text:p>
                <draw:g>
                  <svg:desc>Sheet3.C86:Sheet3.C96</svg:desc>
                </draw:g>
              </table:table-cell>
              <table:table-cell office:value-type="float" office:value="48">
                <text:p>48</text:p>
                <draw:g>
                  <svg:desc>Sheet3.D86:Sheet3.D96</svg:desc>
                </draw:g>
              </table:table-cell>
              <table:table-cell office:value-type="float" office:value="0.2">
                <text:p>0.2</text:p>
                <draw:g>
                  <svg:desc>Sheet3.C97:Sheet3.C107</svg:desc>
                </draw:g>
              </table:table-cell>
              <table:table-cell office:value-type="float" office:value="46">
                <text:p>46</text:p>
                <draw:g>
                  <svg:desc>Sheet3.D97:Sheet3.D107</svg:desc>
                </draw:g>
              </table:table-cell>
              <table:table-cell office:value-type="float" office:value="0.2">
                <text:p>0.2</text:p>
                <draw:g>
                  <svg:desc>Sheet3.C108:Sheet3.C118</svg:desc>
                </draw:g>
              </table:table-cell>
              <table:table-cell office:value-type="float" office:value="44">
                <text:p>44</text:p>
                <draw:g>
                  <svg:desc>Sheet3.D108:Sheet3.D1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0.32848298703">
                <text:p>20.32848298703</text:p>
              </table:table-cell>
              <table:table-cell office:value-type="float" office:value="1">
                <text:p>1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8.26494441107933">
                <text:p>8.26494441107933</text:p>
              </table:table-cell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3.36027563698749">
                <text:p>3.36027563698749</text:p>
              </table:table-cell>
              <table:table-cell office:value-type="float" office:value="3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1.36618612236463">
                <text:p>1.36618612236463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0.555449826912115">
                <text:p>0.555449826912115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0.225829047130633">
                <text:p>0.225829047130633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7">
                <text:p>7</text:p>
              </table:table-cell>
              <table:table-cell office:value-type="float" office:value="0.0918152388514454">
                <text:p>0.0918152388514454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9">
                <text:p>49</text:p>
              </table:table-cell>
              <table:table-cell office:value-type="float" office:value="8">
                <text:p>8</text:p>
              </table:table-cell>
              <table:table-cell office:value-type="float" office:value="0.037329290418834">
                <text:p>0.037329290418834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8">
                <text:p>48</text:p>
              </table:table-cell>
              <table:table-cell office:value-type="float" office:value="9">
                <text:p>9</text:p>
              </table:table-cell>
              <table:table-cell office:value-type="float" office:value="0.0151769569039433">
                <text:p>0.0151769569039433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0.00617049020433398">
                <text:p>0.00617049020433398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579d1c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plot-area chart:style-name="ch2" table:cell-range-address="Sheet3.C30:Sheet3.D40 Sheet3.D41:Sheet3.D73" svg:x="0.32cm" svg:y="0.18cm" svg:width="15.36cm" svg:height="8.645cm">
          <chartooo:coordinate-region svg:x="0.941cm" svg:y="0.379cm" svg:width="14.366cm" svg:height="7.7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3.D30:Sheet3.D40" chart:class="chart:scatter">
            <chart:domain table:cell-range-address="Sheet3.C30:Sheet3.C40"/>
            <chart:regression-curve chart:style-name="ch6">
              <chart:equation chart:display-equation="true" chart:display-r-square="false" svg:x="5.076cm" svg:y="0.44cm"/>
            </chart:regression-curve>
            <chart:data-point chart:repeated="11"/>
          </chart:series>
          <chart:series chart:style-name="ch7" chart:values-cell-range-address="Sheet3.D63:Sheet3.D73" chart:class="chart:scatter">
            <chart:domain table:cell-range-address="Sheet3.C63:Sheet3.C73"/>
            <chart:regression-curve chart:style-name="ch8">
              <chart:equation chart:display-equation="true" chart:display-r-square="false" svg:x="1.43cm" svg:y="7.356cm"/>
            </chart:regression-curve>
            <chart:data-point chart:repeated="11"/>
          </chart:series>
          <chart:series chart:style-name="ch9" chart:values-cell-range-address="Sheet3.D41:Sheet3.D51" chart:class="chart:scatter">
            <chart:domain table:cell-range-address="Sheet3.C41:Sheet3.C51"/>
            <chart:regression-curve chart:style-name="ch10">
              <chart:equation chart:display-equation="true" chart:display-r-square="false" svg:x="6.505cm" svg:y="3.043cm"/>
            </chart:regression-curve>
            <chart:data-point chart:repeated="11"/>
          </chart:series>
          <chart:series chart:style-name="ch11" chart:values-cell-range-address="Sheet3.D52:Sheet3.D62" chart:class="chart:scatter">
            <chart:domain table:cell-range-address="Sheet3.C52:Sheet3.C62"/>
            <chart:regression-curve chart:style-name="ch12">
              <chart:equation chart:display-equation="true" chart:display-r-square="false" svg:x="1.569cm" svg:y="6.272cm"/>
            </chart:regression-curve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Sheet3.C30:Sheet3.C40</svg:desc>
                </draw:g>
              </table:table-cell>
              <table:table-cell office:value-type="float" office:value="89">
                <text:p>89</text:p>
                <draw:g>
                  <svg:desc>Sheet3.D30:Sheet3.D40</svg:desc>
                </draw:g>
              </table:table-cell>
              <table:table-cell office:value-type="float" office:value="0.2">
                <text:p>0.2</text:p>
                <draw:g>
                  <svg:desc>Sheet3.C63:Sheet3.C73</svg:desc>
                </draw:g>
              </table:table-cell>
              <table:table-cell office:value-type="float" office:value="82">
                <text:p>82</text:p>
                <draw:g>
                  <svg:desc>Sheet3.D63:Sheet3.D73</svg:desc>
                </draw:g>
              </table:table-cell>
              <table:table-cell office:value-type="float" office:value="0.2">
                <text:p>0.2</text:p>
                <draw:g>
                  <svg:desc>Sheet3.C41:Sheet3.C51</svg:desc>
                </draw:g>
              </table:table-cell>
              <table:table-cell office:value-type="float" office:value="86">
                <text:p>86</text:p>
                <draw:g>
                  <svg:desc>Sheet3.D41:Sheet3.D51</svg:desc>
                </draw:g>
              </table:table-cell>
              <table:table-cell office:value-type="float" office:value="0.2">
                <text:p>0.2</text:p>
                <draw:g>
                  <svg:desc>Sheet3.C52:Sheet3.C62</svg:desc>
                </draw:g>
              </table:table-cell>
              <table:table-cell office:value-type="float" office:value="84">
                <text:p>84</text:p>
                <draw:g>
                  <svg:desc>Sheet3.D52:Sheet3.D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3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3">
                <text:p>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3">
                <text:p>7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34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8">
                <text:p>6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6">
                <text:p>66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3.C120:Sheet3.D130" svg:x="0.32cm" svg:y="0.18cm" svg:width="13.097cm" svg:height="8.64cm">
          <chartooo:coordinate-region svg:x="0.941cm" svg:y="0.379cm" svg:width="12.28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D120:Sheet3.D130" chart:class="chart:scatter">
            <chart:domain table:cell-range-address="Sheet3.C120:Sheet3.C130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Sheet3.C120:Sheet3.C130</svg:desc>
                </draw:g>
              </table:table-cell>
              <table:table-cell office:value-type="float" office:value="2">
                <text:p>2</text:p>
                <draw:g>
                  <svg:desc>Sheet3.D120:Sheet3.D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